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fo:font-style="normal" style:text-underline-style="none" fo:font-weight="bold" style:font-style-asian="normal" style:font-weight-asian="bold" style:font-style-complex="normal" style:font-weight-complex="bold"/>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text-properties officeooo:paragraph-rsid="001f5bbc"/>
    </style:style>
    <style:style style:name="P9" style:family="paragraph" style:parent-style-name="Standard">
      <style:text-properties officeooo:rsid="001f5bbc" officeooo:paragraph-rsid="001f5bbc"/>
    </style:style>
    <style:style style:name="P10" style:family="paragraph" style:parent-style-name="Standard">
      <style:text-properties fo:font-weight="normal" officeooo:paragraph-rsid="001f5bbc" style:font-weight-asian="normal" style:font-weight-complex="normal"/>
    </style:style>
    <style:style style:name="T1" style:family="text">
      <style:text-properties fo:color="#000000" style:font-name="Monospace" fo:font-size="10pt" style:font-size-asian="10pt"/>
    </style:style>
    <style:style style:name="T2" style:family="text">
      <style:text-properties fo:font-weight="bold" style:font-weight-asian="bold" style:font-weight-complex="bold"/>
    </style:style>
    <style:style style:name="T3" style:family="text">
      <style:text-properties fo:font-weight="bold" officeooo:rsid="001f5bbc"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5bbc" style:font-weight-asian="normal" style:font-weight-complex="normal"/>
    </style:style>
    <style:style style:name="T6" style:family="text">
      <style:text-properties fo:font-variant="normal" fo:text-transform="none" fo:color="#551a8b" style:font-name="Verdana" fo:font-size="9.75pt" fo:letter-spacing="normal" fo:font-style="normal" fo:font-weight="normal"/>
    </style:style>
    <style:style style:name="T7" style:family="text">
      <style:text-properties fo:font-variant="normal" fo:text-transform="none" fo:color="#000000" style:font-name="Verdana" fo:font-size="9.75pt" fo:letter-spacing="normal" fo:font-style="normal" fo:font-weight="normal"/>
    </style:style>
    <style:style style:name="T8" style:family="text">
      <style:text-properties fo:font-style="italic" style:font-style-asian="italic" style:font-style-complex="italic"/>
    </style:style>
    <style:style style:name="T9" style:family="text">
      <style:text-properties officeooo:rsid="001f5b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to install and run the python code for the motor control model</text:p>
      <text:p text:style-name="Standard"/>
      <text:p text:style-name="Standard">Step 1:</text:p>
      <text:p text:style-name="Standard">-download python (sudo apt-get install python2.7 or python 3.4)</text:p>
      <text:p text:style-name="Standard">-git clone the repository available at the address below:</text:p>
      <text:p text:style-name="Standard"><text:a xlink:type="simple" xlink:href="https://github.com/thbeucher/ArmModelisationPython">https://github.com/thbeucher/ArmModelisationPython</text:a></text:p>
      <text:p text:style-name="Standard"/>
      <text:p text:style-name="P8">Step 2 <text:span text:style-name="T9">(install)</text:span>:</text:p>
      <text:p text:style-name="P8">-open a new terminal in the working directory (…/MotorControlModel)</text:p>
      <text:p text:style-name="P8">-run the python file '<text:span text:style-name="T9">install</text:span>.py' <text:s/>→ python <text:span text:style-name="T9">install</text:span>.py</text:p>
      <text:p text:style-name="Standard"/>
      <text:p text:style-name="Standard">Step <text:span text:style-name="T9">3</text:span>:</text:p>
      <text:p text:style-name="Standard">-Check the setup files:</text:p>
      <text:p text:style-name="Standard"><text:tab/>-.../MotorControlModel/ExperimentSetup/setup</text:p>
      <text:p text:style-name="Standard"><text:tab/>-.../MotorControlModel/ArmModel/Setup/setupArmParameters</text:p>
      <text:p text:style-name="Standard"><text:tab/>-.../MotorControlModel/ArmModel/Setup/setupMusclesParameters</text:p>
      <text:p text:style-name="Standard"/>
      <text:p text:style-name="Standard">Step <text:span text:style-name="T9">4</text:span>:</text:p>
      <text:p text:style-name="Standard">-in the working directory (…/MotorControlModel), run the python file 'runScript.py' <text:s/>→ python runScript.py</text:p>
      <text:p text:style-name="Standard"/>
      <text:p text:style-name="P5">Informations on functions which can be run with 'run<text:span text:style-name="T9">S</text:span>cript'</text:p>
      <text:p text:style-name="P2"/>
      <text:p text:style-name="P8">python runScript.py <text:span text:style-name="T9">displays a menu which I hope is quite self-explanatory.</text:span></text:p>
      <text:p text:style-name="P8"/>
      <text:p text:style-name="P9">All the functions in the Brent part are meant to visualize the behavior of the Brent controller. They don't need to be run in order to get the other experimental results.</text:p>
      <text:p text:style-name="P9"/>
      <text:p text:style-name="P9">To get the experimental results, first choose option 5 (generate RBFN controller) and 6 (generate the corresponding results)</text:p>
      <text:p text:style-name="P9">Then first choose option 11 (generate CMAES controllers) and 12 (generate the corresponding results)</text:p>
      <text:p text:style-name="P9"/>
      <text:p text:style-name="P8"><text:span text:style-name="T9">Then the other functions can be used to visualize the results.</text:span></text:p>
      <text:p text:style-name="P8"/>
      <text:p text:style-name="P9">All the results are stored into files.</text:p>
      <text:p text:style-name="P9"/>
      <text:p text:style-name="P10">For <text:span text:style-name="T9">CMAES</text:span>, <text:span text:style-name="T9">they are in</text:span> …/Data/<text:span text:style-name="T9">CMAES</text:span>/ResCma*x*/ <text:span text:style-name="T9">where </text:span><text:span text:style-name="T3">x</text:span><text:span text:style-name="T9"> is the target size</text:span></text:p>
      <text:p text:style-name="P9"><text:span text:style-name="T4">For RBFN, they are in …/Data/RBFN/*z*feats/, where </text:span><text:span text:style-name="T2">z</text:span><text:span text:style-name="T4"> is the number of features used when the regression is computed.</text:span></text:p>
      <text:p text:style-name="Standard"/>
      <text:p text:style-name="P1">(*): The theta file is the file containing the controller, i.e. the parameters vector. It is generated at the end of cmaes <text:span text:style-name="T9">and</text:span> regression. </text:p>
      <text:p text:style-name="Standard"/>
      <text:p text:style-name="P1"/>
      <text:p text:style-name="P6">Using the cython version of MotorControlModel:</text:p>
      <text:p text:style-name="P3"/>
      <text:p text:style-name="Standard">To use the cython version you must open a terminal in …/Cython. Then you just have to run the following command: python scriptC.py.</text:p>
      <text:p text:style-name="Standard">The .c and .so to run the cython version are already added to the git so you can run scriptC.py but if you have to change some part of the code you will have to recompile the code. To compile the code:</text:p>
      <text:p text:style-name="Standard">1) open a terminal in the folder …/Cython/</text:p>
      <text:p text:style-name="Standard"><text:soft-page-break/>2) enter this command: python setup.py build_ext –inplace</text:p>
      <text:p text:style-name="Standard">Now you can run as before scriptC.py.</text:p>
      <text:p text:style-name="Standard"/>
      <text:p text:style-name="P5">Launch for all targets in cython (function (2)):</text:p>
      <text:p text:style-name="P2"/>
      <text:p text:style-name="Standard">If it doesn't work using scriptC.py you have to use the shell runCMAESAllShell.sh.</text:p>
      <text:p text:style-name="Standard">To launch cmaes for all targets, juste open a terminal in the folder …/Cython/ and enter the following command:</text:p>
      <text:p text:style-name="Standard">sh runCMAESAllShell.sh</text:p>
      <text:p text:style-name="Standard">If the target sizes are not the same as the setup file, you have to change manually the values in the shell file ('runCMAESAllShell.sh')</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8-19T14:04:39.690085372</dc:date>
    <meta:editing-duration>P5DT51M23S</meta:editing-duration>
    <meta:editing-cycles>58</meta:editing-cycles>
    <meta:generator>LibreOffice/4.2.8.2$Linux_X86_64 LibreOffice_project/420m0$Build-2</meta:generator>
    <meta:document-statistic meta:table-count="0" meta:image-count="0" meta:object-count="0" meta:page-count="2" meta:paragraph-count="36" meta:word-count="394" meta:character-count="2556" meta:non-whitespace-character-count="2192"/>
  </office:meta>
</office:document-meta>
</file>